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07cm" fo:margin-left="0.116cm" table:align="left"/>
    </style:style>
    <style:style style:name="Table10.A" style:family="table-column">
      <style:table-column-properties style:column-width="16.907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4.207cm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2ff6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318ba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9e341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ba4c3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ced4f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e9db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1b016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25e19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3e35c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3eb52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40646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578db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61453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7e382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8b473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adea1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d5140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ebdd5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fe35e" style:font-size-asian="17.5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1318ba" officeooo:paragraph-rsid="001318ba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14be11" officeooo:paragraph-rsid="0014be11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8538e" officeooo:paragraph-rsid="0018538e" style:font-size-asian="12.25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27e382" officeooo:paragraph-rsid="0027e382" style:font-size-asian="12.25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28b473" officeooo:paragraph-rsid="0028b473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2adea1" officeooo:paragraph-rsid="002adea1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2d5140" officeooo:paragraph-rsid="002d5140" style:font-size-asian="12.25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2e2fc7" officeooo:paragraph-rsid="002e2fc7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2ebdd5" officeooo:paragraph-rsid="002ebdd5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2fe35e" officeooo:paragraph-rsid="002fe35e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309fa5" officeooo:paragraph-rsid="00309fa5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1b016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3e35c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23eb52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240646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28b473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318b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318ba" officeooo:paragraph-rsid="001318b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318ba" officeooo:paragraph-rsid="002fe35e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4be11" officeooo:paragraph-rsid="0014be11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6add6" officeooo:paragraph-rsid="0016add6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8538e" officeooo:paragraph-rsid="0018538e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93984" officeooo:paragraph-rsid="00193984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ced4f" officeooo:paragraph-rsid="001ced4f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e9dbc" officeooo:paragraph-rsid="001e9db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1f41b9" officeooo:paragraph-rsid="001f41b9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21b016" officeooo:paragraph-rsid="0021b016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225e19" officeooo:paragraph-rsid="00225e19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23e35c" officeooo:paragraph-rsid="0023e35c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23eb52" officeooo:paragraph-rsid="0023eb52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2578db" officeooo:paragraph-rsid="002578db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27e382" officeooo:paragraph-rsid="0027e382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28b473" officeooo:paragraph-rsid="0028b473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2a459f" officeooo:paragraph-rsid="002a459f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2adea1" officeooo:paragraph-rsid="002adea1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2b5a05" officeooo:paragraph-rsid="002b5a0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2d2315" officeooo:paragraph-rsid="002d2315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2d5140" officeooo:paragraph-rsid="002d5140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2e2fc7" officeooo:paragraph-rsid="002e2fc7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2ebdd5" officeooo:paragraph-rsid="002ebdd5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2fe35e" officeooo:paragraph-rsid="002fe35e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322558" officeooo:paragraph-rsid="00322558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1318ba" officeooo:paragraph-rsid="001318ba" style:font-size-asian="10.5pt" style:font-size-complex="12pt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3e35c" style:font-size-asian="17.5pt" style:font-weight-asian="bold" style:font-size-complex="2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paragraph-rsid="00240646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19e341" officeooo:paragraph-rsid="0019e341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3a12d2" officeooo:paragraph-rsid="003a12d2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1ba4c3" officeooo:paragraph-rsid="001ba4c3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3a5599" officeooo:paragraph-rsid="003a5599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1ced4f" officeooo:paragraph-rsid="001ced4f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1e9dbc" officeooo:paragraph-rsid="001e9dbc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211939" officeooo:paragraph-rsid="00211939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225e19" officeooo:paragraph-rsid="00225e19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23e35c" officeooo:paragraph-rsid="0023e35c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4fd853" officeooo:paragraph-rsid="004fd853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50df20" officeooo:paragraph-rsid="0050df20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53cf90" officeooo:paragraph-rsid="0053cf90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54ad83" officeooo:paragraph-rsid="0054ad83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2578db" officeooo:paragraph-rsid="002578db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578289" officeooo:paragraph-rsid="00578289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261453" officeooo:paragraph-rsid="00585f81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261453" officeooo:paragraph-rsid="00261453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5b2f8e" officeooo:paragraph-rsid="005b2f8e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4pt" fo:font-weight="bold" officeooo:rsid="00381ff5" officeooo:paragraph-rsid="00381ff5" style:font-size-asian="12.25pt" style:font-weight-asian="bold" style:font-size-complex="14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14pt" fo:font-weight="bold" officeooo:rsid="003a5599" officeooo:paragraph-rsid="003a5599" style:font-size-asian="12.25pt" style:font-weight-asian="bold" style:font-size-complex="14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4pt" fo:font-weight="bold" officeooo:rsid="003c4b22" officeooo:paragraph-rsid="003c4b22" style:font-size-asian="12.25pt" style:font-weight-asian="bold" style:font-size-complex="14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4pt" fo:font-weight="bold" officeooo:rsid="004167c6" officeooo:paragraph-rsid="004167c6" style:font-size-asian="12.25pt" style:font-weight-asian="bold" style:font-size-complex="14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4pt" fo:font-weight="bold" officeooo:rsid="0047a6d0" officeooo:paragraph-rsid="0047a6d0" style:font-size-asian="12.25pt" style:font-weight-asian="bold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4pt" fo:font-weight="bold" officeooo:rsid="0049c2a7" officeooo:paragraph-rsid="0049c2a7" style:font-size-asian="12.25pt" style:font-weight-asian="bold" style:font-size-complex="14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4pt" fo:font-weight="bold" officeooo:rsid="004ba825" officeooo:paragraph-rsid="004ba825" style:font-size-asian="12.25pt" style:font-weight-asian="bold" style:font-size-complex="14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4pt" fo:font-weight="bold" officeooo:rsid="0051c04c" officeooo:paragraph-rsid="0051c04c" style:font-size-asian="12.25pt" style:font-weight-asian="bold" style:font-size-complex="14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4pt" fo:font-weight="bold" officeooo:rsid="0053355f" officeooo:paragraph-rsid="0053355f" style:font-size-asian="12.25pt" style:font-weight-asian="bold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4pt" fo:font-weight="bold" officeooo:rsid="0056f0fb" officeooo:paragraph-rsid="0056f0fb" style:font-size-asian="12.25pt" style:font-weight-asian="bold" style:font-size-complex="14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4pt" fo:font-weight="bold" officeooo:rsid="00585f81" officeooo:paragraph-rsid="00585f81" style:font-size-asian="12.25pt" style:font-weight-asian="bold" style:font-size-complex="14pt" style:font-weight-complex="bold"/>
    </style:style>
    <style:style style:name="T1" style:family="text">
      <style:text-properties officeooo:rsid="0028b473"/>
    </style:style>
    <style:style style:name="T2" style:family="text">
      <style:text-properties officeooo:rsid="00309fa5"/>
    </style:style>
    <style:style style:name="T3" style:family="text">
      <style:text-properties officeooo:rsid="00322558"/>
    </style:style>
    <style:style style:name="T4" style:family="text">
      <style:text-properties officeooo:rsid="0033c4b8"/>
    </style:style>
    <style:style style:name="T5" style:family="text">
      <style:text-properties officeooo:rsid="0035013f"/>
    </style:style>
    <style:style style:name="T6" style:family="text">
      <style:text-properties officeooo:rsid="0036a910"/>
    </style:style>
    <style:style style:name="T7" style:family="text">
      <style:text-properties officeooo:rsid="0036e5b3"/>
    </style:style>
    <style:style style:name="T8" style:family="text">
      <style:text-properties officeooo:rsid="00381ff5"/>
    </style:style>
    <style:style style:name="T9" style:family="text">
      <style:text-properties officeooo:rsid="003a5599"/>
    </style:style>
    <style:style style:name="T10" style:family="text">
      <style:text-properties officeooo:rsid="003d68f2"/>
    </style:style>
    <style:style style:name="T11" style:family="text">
      <style:text-properties officeooo:rsid="003f3ee1"/>
    </style:style>
    <style:style style:name="T12" style:family="text">
      <style:text-properties officeooo:rsid="003fe230"/>
    </style:style>
    <style:style style:name="T13" style:family="text">
      <style:text-properties officeooo:rsid="0040218d"/>
    </style:style>
    <style:style style:name="T14" style:family="text">
      <style:text-properties officeooo:rsid="00411b5d"/>
    </style:style>
    <style:style style:name="T15" style:family="text">
      <style:text-properties officeooo:rsid="004167c6"/>
    </style:style>
    <style:style style:name="T16" style:family="text">
      <style:text-properties officeooo:rsid="00416a2b"/>
    </style:style>
    <style:style style:name="T17" style:family="text">
      <style:text-properties officeooo:rsid="004189e5"/>
    </style:style>
    <style:style style:name="T18" style:family="text">
      <style:text-properties officeooo:rsid="0041d894"/>
    </style:style>
    <style:style style:name="T19" style:family="text">
      <style:text-properties officeooo:rsid="0043be8d"/>
    </style:style>
    <style:style style:name="T20" style:family="text">
      <style:text-properties officeooo:rsid="0043e7f7"/>
    </style:style>
    <style:style style:name="T21" style:family="text">
      <style:text-properties officeooo:rsid="0044a4ea"/>
    </style:style>
    <style:style style:name="T22" style:family="text">
      <style:text-properties officeooo:rsid="00455504"/>
    </style:style>
    <style:style style:name="T23" style:family="text">
      <style:text-properties officeooo:rsid="00456fe7"/>
    </style:style>
    <style:style style:name="T24" style:family="text">
      <style:text-properties officeooo:rsid="0048642f"/>
    </style:style>
    <style:style style:name="T25" style:family="text">
      <style:text-properties officeooo:rsid="0048c57d"/>
    </style:style>
    <style:style style:name="T26" style:family="text">
      <style:text-properties officeooo:rsid="0049c2a7"/>
    </style:style>
    <style:style style:name="T27" style:family="text">
      <style:text-properties officeooo:rsid="004ba825"/>
    </style:style>
    <style:style style:name="T28" style:family="text">
      <style:text-properties officeooo:rsid="004ca1f7"/>
    </style:style>
    <style:style style:name="T29" style:family="text">
      <style:text-properties officeooo:rsid="004d8d70"/>
    </style:style>
    <style:style style:name="T30" style:family="text">
      <style:text-properties officeooo:rsid="004e2e52"/>
    </style:style>
    <style:style style:name="T31" style:family="text">
      <style:text-properties officeooo:rsid="0051c04c"/>
    </style:style>
    <style:style style:name="T32" style:family="text">
      <style:text-properties officeooo:rsid="0053355f"/>
    </style:style>
    <style:style style:name="T33" style:family="text">
      <style:text-properties officeooo:rsid="00537db3"/>
    </style:style>
    <style:style style:name="T34" style:family="text">
      <style:text-properties officeooo:rsid="0054ad83"/>
    </style:style>
    <style:style style:name="T35" style:family="text">
      <style:text-properties officeooo:rsid="00552f0b"/>
    </style:style>
    <style:style style:name="T36" style:family="text">
      <style:text-properties officeooo:rsid="00578289"/>
    </style:style>
    <style:style style:name="T37" style:family="text">
      <style:text-properties officeooo:rsid="00585f81"/>
    </style:style>
    <style:style style:name="T38" style:family="text">
      <style:text-properties officeooo:rsid="0059ba37"/>
    </style:style>
    <style:style style:name="T39" style:family="text">
      <style:text-properties officeooo:rsid="005b2f8e"/>
    </style:style>
    <style:style style:name="T40" style:family="text">
      <style:text-properties officeooo:rsid="005c6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 Class Diagram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0">HotelSystem</text:p>
          </table:table-cell>
        </table:table-row>
        <table:table-row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63">main(args : String [])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0">Menu</text:p>
          </table:table-cell>
        </table:table-row>
        <table:table-row>
          <table:table-cell table:style-name="Table1.A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8">+<text:span text:style-name="T2">mainMenu()</text:span></text:p>
            <text:p text:style-name="P62">+getUser()</text:p>
            <text:p text:style-name="P62">+getCurrentUser() <text:span text:style-name="T4">User</text:span></text:p>
            <text:p text:style-name="P62">+checkUserId(<text:span text:style-name="T4">reader : UserReader</text:span>) <text:s/><text:span text:style-name="T4">User</text:span></text:p>
            <text:p text:style-name="P62">+checkUserPassword(<text:span text:style-name="T4">reader : UserReader</text:span>) <text:span text:style-name="T4">User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AnalyticsGenerator</text:p>
          </table:table-cell>
        </table:table-row>
        <table:table-row>
          <table:table-cell table:style-name="Table2.A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8">+<text:span text:style-name="T3">generateAnalytics</text:span>(<text:span text:style-name="T3">hotel</text:span> : <text:span text:style-name="T3">String</text:span>)</text:p>
            <text:p text:style-name="P38">+output<text:span text:style-name="T5">Info(hotel</text:span> : <text:span text:style-name="T5">String</text:span>)</text:p>
            <text:p text:style-name="P38">+<text:span text:style-name="T5">createFile</text:span>(<text:span text:style-name="T5">fileName</text:span> : <text:span text:style-name="T5">String</text:span>) <text:span text:style-name="T5">File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Cancellation<text:span text:style-name="T6">Writer</text:span></text:p>
          </table:table-cell>
        </table:table-row>
        <table:table-row>
          <table:table-cell table:style-name="Table4.A2" office:value-type="string">
            <text:p text:style-name="P40">-<text:span text:style-name="T6">fileName</text:span> : <text:span text:style-name="T6">String</text:span></text:p>
            <text:p text:style-name="P40">-<text:span text:style-name="T6">reservationInfo</text:span> : <text:span text:style-name="T6">ArrayList</text:span></text:p>
            <text:p text:style-name="P40">-<text:span text:style-name="T6">reader</text:span> : <text:span text:style-name="T6">ReservationReader</text:span></text:p>
          </table:table-cell>
        </table:table-row>
        <table:table-row>
          <table:table-cell table:style-name="Table4.A2" office:value-type="string">
            <text:p text:style-name="P40">+<text:span text:style-name="T6">cancelReservation</text:span>(<text:span text:style-name="T6">number : String</text:span>)</text:p>
            <text:p text:style-name="P41">+<text:span text:style-name="T6">checkType</text:span>(<text:span text:style-name="T6">number : String</text:span>) : <text:span text:style-name="T6">String</text:span></text:p>
            <text:p text:style-name="P41">+<text:span text:style-name="T7">checkNumber</text:span>(<text:span text:style-name="T7">number : String</text:span>) : <text:span text:style-name="T7">int</text:span>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22">CancellationReader</text:p>
          </table:table-cell>
        </table:table-row>
        <table:table-row>
          <table:table-cell table:style-name="Table5.A2" office:value-type="string">
            <text:p text:style-name="P42">-fileString : String</text:p>
            <text:p text:style-name="P42">-cancellations : ArrayList&lt;Cancellation&gt;</text:p>
          </table:table-cell>
        </table:table-row>
        <table:table-row>
          <table:table-cell table:style-name="Table5.A2" office:value-type="string">
            <text:p text:style-name="P43">+costForDate(chosenDate : Date) : double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85">CheckInWriter</text:p>
          </table:table-cell>
        </table:table-row>
        <table:table-row>
          <table:table-cell table:style-name="Table6.A2" office:value-type="string">
            <text:p text:style-name="P67"/>
          </table:table-cell>
        </table:table-row>
        <table:table-row>
          <table:table-cell table:style-name="Table6.A2" office:value-type="string">
            <text:p text:style-name="P67">+<text:span text:style-name="T8">write</text:span>(<text:span text:style-name="T8">number</text:span> : <text:span text:style-name="T8">String</text:span>) </text:p>
            <text:p text:style-name="P68">+deleteLine(number : String)</text:p>
          </table:table-cell>
        </table:table-row>
      </table:table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86">CheckOutWriter</text:p>
          </table:table-cell>
        </table:table-row>
        <text:soft-page-break/>
        <table:table-row>
          <table:table-cell table:style-name="Table7.A2" office:value-type="string">
            <text:p text:style-name="P69">-<text:span text:style-name="T9">fileName : String</text:span></text:p>
          </table:table-cell>
        </table:table-row>
        <table:table-row>
          <table:table-cell table:style-name="Table7.A2" office:value-type="string">
            <text:p text:style-name="P70">+write(number : String)</text:p>
          </table:table-cell>
        </table:table-row>
      </table:table>
      <text:p text:style-name="P5"/>
      <table:table table:name="Table8" table:style-name="Table8">
        <table:table-column table:style-name="Table8.A"/>
        <table:table-row>
          <table:table-cell table:style-name="Table8.A1" office:value-type="string">
            <text:p text:style-name="P87">DateUtility</text:p>
          </table:table-cell>
        </table:table-row>
        <table:table-row>
          <table:table-cell table:style-name="Table8.A2" office:value-type="string">
            <text:p text:style-name="P44"/>
          </table:table-cell>
        </table:table-row>
        <table:table-row>
          <table:table-cell table:style-name="Table8.A2" office:value-type="string">
            <text:p text:style-name="P44">+<text:span text:style-name="T10">convertStringToDate(date : String)</text:span> : <text:span text:style-name="T10">Date</text:span></text:p>
            <text:p text:style-name="P44">+getDay<text:span text:style-name="T11">OfWeek</text:span>(<text:span text:style-name="T11">date : Date</text:span>) : int</text:p>
            <text:p text:style-name="P44">+<text:span text:style-name="T12">checkIfBefore</text:span>(<text:span text:style-name="T12">date Date</text:span>) : <text:span text:style-name="T12">boolean</text:span></text:p>
            <text:p text:style-name="P44">+<text:span text:style-name="T13">validateDate</text:span>(<text:span text:style-name="T13">date : String</text:span>) : <text:span text:style-name="T13">boolean</text:span></text:p>
            <text:p text:style-name="P44">+<text:span text:style-name="T14">convertDateToString</text:span>(<text:span text:style-name="T14">date : Date</text:span>) : <text:span text:style-name="T14">String</text:span></text:p>
          </table:table-cell>
        </table:table-row>
      </table:table>
      <text:p text:style-name="P6"/>
      <table:table table:name="Table9" table:style-name="Table9">
        <table:table-column table:style-name="Table9.A"/>
        <table:table-row>
          <table:table-cell table:style-name="Table9.A1" office:value-type="string">
            <text:p text:style-name="P88">GeneralUtility</text:p>
          </table:table-cell>
        </table:table-row>
        <table:table-row>
          <table:table-cell table:style-name="Table9.A2" office:value-type="string">
            <text:p text:style-name="P45">-<text:span text:style-name="T15">numeric</text:span> : <text:span text:style-name="T15">String</text:span></text:p>
            <text:p text:style-name="P45">-<text:span text:style-name="T15">roomTypes</text:span> : <text:span text:style-name="T15">ArrayList</text:span></text:p>
            <text:p text:style-name="P45">-<text:span text:style-name="T15">roomList : ArrayList</text:span></text:p>
          </table:table-cell>
        </table:table-row>
        <table:table-row>
          <table:table-cell table:style-name="Table9.A2" office:value-type="string">
            <text:p text:style-name="P46">+<text:span text:style-name="T16">validateNumeric</text:span>(<text:span text:style-name="T16">number : String</text:span>) : <text:span text:style-name="T16">boolean</text:span></text:p>
            <text:p text:style-name="P46">+<text:span text:style-name="T17">checkNumber</text:span>(<text:span text:style-name="T17">matchesDesired</text:span>) : <text:span text:style-name="T17">boolean</text:span></text:p>
            <text:p text:style-name="P46">+<text:span text:style-name="T18">getHotel</text:span>() : <text:span text:style-name="T18">String</text:span></text:p>
            <text:p text:style-name="P46">+<text:span text:style-name="T19">getRoomType</text:span>(<text:span text:style-name="T19">hotel String</text:span>) : <text:span text:style-name="T19">ArrayList</text:span></text:p>
            <text:p text:style-name="P46">+<text:span text:style-name="T19">getRoomCosts</text:span>(<text:span text:style-name="T19">day : int</text:span>) : <text:span text:style-name="T19">double</text:span></text:p>
            <text:p text:style-name="P46">+<text:span text:style-name="T20">getIndividualRoomCost</text:span>(<text:span text:style-name="T21">rates : double[]</text:span>) : <text:span text:style-name="T20">double</text:span></text:p>
          </table:table-cell>
        </table:table-row>
      </table:table>
      <text:p text:style-name="P6"/>
      <text:p text:style-name="P6"/>
      <text:p text:style-name="P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9">HotelReader</text:p>
          </table:table-cell>
        </table:table-row>
        <table:table-row>
          <table:table-cell table:style-name="Table10.A2" office:value-type="string">
            <text:p text:style-name="P73"/>
          </table:table-cell>
        </table:table-row>
        <table:table-row>
          <table:table-cell table:style-name="Table10.A2" office:value-type="string">
            <text:p text:style-name="P73">-<text:span text:style-name="T24">readIn(fileName : String)</text:span></text:p>
            <text:p text:style-name="P73">-<text:span text:style-name="T24">getRoomCosts(lineSplit : String []) double []</text:span></text:p>
            <text:p text:style-name="P73">-<text:span text:style-name="T25">getInfo(fileIn : Scanner) ArrayList&lt;String&gt;</text:span>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9">Hotel</text:p>
          </table:table-cell>
        </table:table-row>
        <table:table-row>
          <table:table-cell table:style-name="Table11.A2" office:value-type="string">
            <text:p text:style-name="P32">-<text:span text:style-name="T22">type : String</text:span></text:p>
            <text:p text:style-name="P47">-<text:span text:style-name="T22">roomTypes</text:span> : ArrayList&lt;<text:span text:style-name="T22">RoomType</text:span>&gt;</text:p>
          </table:table-cell>
        </table:table-row>
        <table:table-row>
          <table:table-cell table:style-name="Table11.A2" office:value-type="string">
            <text:p text:style-name="P47">+get<text:span text:style-name="T23">Type</text:span>() : <text:span text:style-name="T23">String</text:span></text:p>
            <text:p text:style-name="P47">+get<text:span text:style-name="T23">RoomTypes</text:span>() : ArrayList&lt;<text:span text:style-name="T23">RoomType</text:span>&gt;</text:p>
            <text:p text:style-name="P47">+<text:span text:style-name="T23">addRoom</text:span>() : RoomType</text:p>
          </table:table-cell>
        </table:table-row>
      </table:table>
      <text:p text:style-name="P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0">Reservation</text:p>
          </table:table-cell>
        </table:table-row>
        <table:table-row>
          <table:table-cell table:style-name="Table12.A2" office:value-type="string">
            <text:p text:style-name="P48">-<text:span text:style-name="T26">number : String</text:span></text:p>
            <text:p text:style-name="P48">-<text:span text:style-name="T26">hotel : String</text:span></text:p>
          </table:table-cell>
        </table:table-row>
        <text:soft-page-break/>
        <table:table-row table:style-name="Table12.3">
          <table:table-cell table:style-name="Table12.A2" office:value-type="string">
            <text:p text:style-name="P48">-<text:span text:style-name="T26">type : String</text:span></text:p>
            <text:p text:style-name="P48">-<text:span text:style-name="T26">name : String</text:span></text:p>
            <text:p text:style-name="P48">-<text:span text:style-name="T26">date : String</text:span></text:p>
            <text:p text:style-name="P48">-<text:span text:style-name="T26">numNights : String</text:span></text:p>
            <text:p text:style-name="P48">-<text:span text:style-name="T26">numRooms : String</text:span></text:p>
            <text:p text:style-name="P48">-<text:span text:style-name="T26">deposit : String</text:span></text:p>
            <text:p text:style-name="P48">-<text:span text:style-name="T26">cost : String</text:span></text:p>
            <text:p text:style-name="P48">-<text:span text:style-name="T26">roomTypes : ArrayList&lt;String&gt;</text:span></text:p>
          </table:table-cell>
        </table:table-row>
      </table:table>
      <text:p text:style-name="P9"/>
      <text:p text:style-name="P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1">ReservationReader</text:p>
          </table:table-cell>
        </table:table-row>
        <table:table-row>
          <table:table-cell table:style-name="Table13.A2" office:value-type="string">
            <text:p text:style-name="P33"/>
          </table:table-cell>
        </table:table-row>
        <table:table-row>
          <table:table-cell table:style-name="Table13.A2" office:value-type="string">
            <text:p text:style-name="P49">+<text:span text:style-name="T27">readIn</text:span>(<text:span text:style-name="T27">fileName : String</text:span>) : <text:span text:style-name="T27">ArrayList&lt;String&gt;</text:span></text:p>
            <text:p text:style-name="P49">+<text:span text:style-name="T27">purgeReservation</text:span>(<text:span text:style-name="T27">number : String</text:span>)</text:p>
            <text:p text:style-name="P49">+<text:span text:style-name="T28">deleteLine</text:span>(<text:span text:style-name="T28">number : String</text:span>)</text:p>
            <text:p text:style-name="P49">+<text:span text:style-name="T29">applyDiscount</text:span>(<text:span text:style-name="T29">number</text:span> : String) : <text:span text:style-name="T29">double</text:span></text:p>
            <text:p text:style-name="P49">+<text:span text:style-name="T30">getDate</text:span>(<text:span text:style-name="T30">number</text:span> : String) : <text:span text:style-name="T30">String</text:span></text:p>
            <text:p text:style-name="P76">+checkType(number : String) : String</text:p>
            <text:p text:style-name="P76">+checkNumber(number : String) : int</text:p>
            <text:p text:style-name="P77">+getBill(number : String) : double</text:p>
          </table:table-cell>
        </table:table-row>
      </table:table>
      <text:p text:style-name="P9"/>
      <text:p text:style-name="P6"/>
      <text:p text:style-name="P1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2">Room</text:p>
          </table:table-cell>
        </table:table-row>
        <table:table-row>
          <table:table-cell table:style-name="Table14.A2" office:value-type="string">
            <text:p text:style-name="P34">-<text:span text:style-name="T31">rates : double[]</text:span></text:p>
          </table:table-cell>
        </table:table-row>
        <table:table-row>
          <table:table-cell table:style-name="Table14.A2" office:value-type="string">
            <text:p text:style-name="P50">+<text:span text:style-name="T31">getRates() : double[]</text:span></text:p>
          </table:table-cell>
        </table:table-row>
      </table:table>
      <text:p text:style-name="P1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3">RoomType</text:p>
          </table:table-cell>
        </table:table-row>
        <table:table-row>
          <table:table-cell table:style-name="Table15.A2" office:value-type="string">
            <text:p text:style-name="P35">-<text:span text:style-name="T32">type : String</text:span></text:p>
            <text:p text:style-name="P35">-<text:span text:style-name="T32">numRooms : int</text:span></text:p>
            <text:p text:style-name="P35">-<text:span text:style-name="T33">rooms : ArrayList&lt;Room&gt;</text:span></text:p>
          </table:table-cell>
        </table:table-row>
        <table:table-row>
          <table:table-cell table:style-name="Table15.A2" office:value-type="string">
            <text:p text:style-name="P78">+getRoomType() : String</text:p>
            <text:p text:style-name="P78">+<text:span text:style-name="T34">returnNumRooms() : int</text:span></text:p>
            <text:p text:style-name="P79">+<text:span text:style-name="T35">getRooms() : ArrayList&lt;Room&gt;</text:span></text:p>
          </table:table-cell>
        </table:table-row>
      </table:table>
      <text:p text:style-name="P12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4">User</text:p>
          </table:table-cell>
        </table:table-row>
        <table:table-row>
          <table:table-cell table:style-name="Table16.A2" office:value-type="string">
            <text:p text:style-name="P51">-<text:span text:style-name="T36">id : String</text:span></text:p>
            <text:p text:style-name="P51">-<text:span text:style-name="T36">userType : String</text:span></text:p>
            <text:p text:style-name="P51">-<text:span text:style-name="T36">password : String</text:span></text:p>
          </table:table-cell>
        </table:table-row>
        <table:table-row>
          <table:table-cell table:style-name="Table16.A2" office:value-type="string">
            <text:p text:style-name="P51">+<text:span text:style-name="T36">getId</text:span>() : <text:span text:style-name="T36">String</text:span></text:p>
            <text:p text:style-name="P51">+<text:span text:style-name="T36">getUserType() : String</text:span></text:p>
            <text:p text:style-name="P81"><text:soft-page-break/>+getPassword() : String</text:p>
          </table:table-cell>
        </table:table-row>
      </table:table>
      <text:p text:style-name="P1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5">UserAction</text:p>
          </table:table-cell>
        </table:table-row>
        <table:table-row>
          <table:table-cell table:style-name="Table17.A2" office:value-type="string">
            <text:p text:style-name="P82">-<text:span text:style-name="T38">utility : GeneralUtilitydate</text:span></text:p>
            <text:p text:style-name="P82">-<text:span text:style-name="T37">dateutility</text:span> : <text:span text:style-name="T37">DateUtility</text:span></text:p>
          </table:table-cell>
        </table:table-row>
        <table:table-row>
          <table:table-cell table:style-name="Table17.A2" office:value-type="string">
            <text:p text:style-name="P83">+<text:span text:style-name="T39">purgeSystem</text:span>()</text:p>
            <text:p text:style-name="P84">+checkIn()</text:p>
            <text:p text:style-name="P84">+checkOut()</text:p>
            <text:p text:style-name="P84">+makeReservation()</text:p>
            <text:p text:style-name="P84">+makeCancellation()</text:p>
            <text:p text:style-name="P84">+<text:span text:style-name="T40">getDataAnalysis()</text:span></text:p>
          </table:table-cell>
        </table:table-row>
      </table:table>
      <text:p text:style-name="P14"/>
      <text:p text:style-name="P15"/>
      <text:p text:style-name="P16"/>
      <text:p text:style-name="P16"/>
      <text:p text:style-name="P17"/>
      <text:p text:style-name="P17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00:37.665581620</meta:creation-date>
    <dc:date>2016-11-21T10:08:51.899116554</dc:date>
    <meta:editing-duration>PT3H18M3S</meta:editing-duration>
    <meta:editing-cycles>78</meta:editing-cycles>
    <meta:generator>LibreOffice/5.1.4.2$Linux_X86_64 LibreOffice_project/10m0$Build-2</meta:generator>
    <meta:document-statistic meta:table-count="17" meta:image-count="0" meta:object-count="0" meta:page-count="4" meta:paragraph-count="102" meta:word-count="297" meta:character-count="2415" meta:non-whitespace-character-count="2218"/>
  </office:meta>
</office:document-meta>
</file>